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2cm" svg:height="8.499cm" svg:x="0.2cm" svg:y="1.0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23T14:16:44.390821740</dc:date>
    <meta:editing-duration>PT2M31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01cm" svg:height="8.5cm" xlink:href="." xlink:type="simple" chart:class="chart:scatter" chart:style-name="ch1">
        <chart:plot-area chart:style-name="ch2" chart:data-source-has-labels="both" svg:x="0.304cm" svg:y="0.17cm" svg:width="14.593cm" svg:height="8.16cm">
          <chartooo:coordinate-region svg:x="0.846cm" svg:y="0.369cm" svg:width="13.957cm" svg:height="7.762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125581039058626">
                <text:p>-0.1255810390586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963507348203432">
                <text:p>0.9635073482034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736249105369357">
                <text:p>0.7362491053693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125581039058625">
                <text:p>-0.125581039058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618033988749894">
                <text:p>-0.6180339887498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736249105369355">
                <text:p>-0.7362491053693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851558583130147">
                <text:p>-0.8515585831301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0.963507348203433">
                <text:p>-0.9635073482034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0.618033988749896">
                <text:p>-0.6180339887498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0.374762629171451">
                <text:p>-0.3747626291714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8.57252759403147E-016">
                <text:p>-8.57252759403147E-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.125581039058625">
                <text:p>0.1255810390586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0.250666467128606">
                <text:p>0.2506664671286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0.736249105369354">
                <text:p>0.7362491053693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